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60000001DCFAB50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89dab" officeooo:paragraph-rsid="00089dab"/>
    </style:style>
    <style:style style:name="T1" style:family="text">
      <style:text-properties officeooo:rsid="0007126e"/>
    </style:style>
    <style:style style:name="T2" style:family="text">
      <style:text-properties officeooo:rsid="00089da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do not use eval() in your script. It calls the compiler and eats up a lot of memory. Same with timeOut and SetInterval if you pass strings as parameters: they will call eval() and it will eat up a lot of memory.</text:span></text:p>
      <text:p text:style-name="Preformatted_20_Text"/>
      <text:p text:style-name="Preformatted_20_Text">- <text:span text:style-name="T1">Don't write this: &lt;a href=”#” javascript=””&gt;&lt;/a&gt;. Instead, write this:</text:span></text:p>
      <text:p text:style-name="Preformatted_20_Text"><draw:frame draw:style-name="fr1" draw:name="Image1" text:anchor-type="paragraph" svg:width="6.6929in" svg:height="0.3in" draw:z-index="0"><draw:image xlink:href="Pictures/10000000000002860000001DCFAB50A1.png" xlink:type="simple" xlink:show="embed" xlink:actuate="onLoad"/></draw:frame>Use onclick instead.</text:p>
      <text:p text:style-name="Preformatted_20_Text"/>
      <text:p text:style-name="Preformatted_20_Text">- Do not use Document.write. It will replace any existing html with what you pass as parameter. Use it only if you H5ck and you wanna trooll some dickbag.</text:p>
      <text:p text:style-name="Preformatted_20_Text"/>
      <text:p text:style-name="P1"/>
      <text:p text:style-name="P1">for (var i =0; i&lt;20; i++){</text:p>
      <text:p text:style-name="P1"><text:s text:c="4"/>var lineY = 20 + (i * 20);</text:p>
      <text:p text:style-name="P1"><text:s text:c="4"/>line(0, lineY, 400, lineY);</text:p>
      <text:p text:style-name="P1"><text:s text:c="4"/>line(lineY, 0, 400, lineY);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10:22:56.624610477</dc:date>
    <meta:generator>LibreOffice/4.4.4.3$Linux_X86_64 LibreOffice_project/40m0$Build-3</meta:generator>
    <meta:editing-duration>PT32S</meta:editing-duration>
    <meta:editing-cycles>1</meta:editing-cycles>
    <meta:document-statistic meta:table-count="0" meta:image-count="1" meta:object-count="0" meta:page-count="1" meta:paragraph-count="9" meta:word-count="108" meta:character-count="578" meta:non-whitespace-character-count="467"/>
  </office:meta>
</office:document-meta>
</file>